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ss (g)</text:p>
          </table:table-cell>
          <table:table-cell office:value-type="string" calcext:value-type="string">
            <text:p>Force (N)</text:p>
          </table:table-cell>
          <table:table-cell office:value-type="string" calcext:value-type="string">
            <text:p>deltaMass</text:p>
          </table:table-cell>
          <table:table-cell office:value-type="string" calcext:value-type="string">
            <text:p>deltaForc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ield^2</text:p>
          </table:table-cell>
          <table:table-cell office:value-type="string" calcext:value-type="string">
            <text:p>deltaField</text:p>
          </table:table-cell>
          <table:table-cell office:value-type="string" calcext:value-type="string">
            <text:p>DeltaField^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9.81 / 1000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formula="of:=[.C2] * 9.81" office:value-type="float" office:value="0.000981" calcext:value-type="float">
            <text:p>0.000981</text:p>
          </table:table-cell>
          <table:table-cell office:value-type="float" office:value="0.072" calcext:value-type="float">
            <text:p>0.072</text:p>
          </table:table-cell>
          <table:table-cell table:formula="of:=[.E2]*[.E2]" office:value-type="float" office:value="0.005184" calcext:value-type="float">
            <text:p>0.005184</text:p>
          </table:table-cell>
          <table:table-cell office:value-type="float" office:value="0.001" calcext:value-type="float">
            <text:p>0.001</text:p>
          </table:table-cell>
          <table:table-cell table:formula="of:=[.F2]*2*([.G2]/[.E2])" office:value-type="float" office:value="0.000144" calcext:value-type="float">
            <text:p>0.000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*9.81 / 1000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formula="of:=[.C3] * 9.81" office:value-type="float" office:value="0.000981" calcext:value-type="float">
            <text:p>0.000981</text:p>
          </table:table-cell>
          <table:table-cell office:value-type="float" office:value="0.136" calcext:value-type="float">
            <text:p>0.136</text:p>
          </table:table-cell>
          <table:table-cell table:formula="of:=[.E3]*[.E3]" office:value-type="float" office:value="0.018496" calcext:value-type="float">
            <text:p>0.018496</text:p>
          </table:table-cell>
          <table:table-cell office:value-type="float" office:value="0.001" calcext:value-type="float">
            <text:p>0.001</text:p>
          </table:table-cell>
          <table:table-cell table:formula="of:=[.F3]*2*([.G3]/[.E3])" office:value-type="float" office:value="0.000272" calcext:value-type="float">
            <text:p>0.000272</text:p>
          </table:table-cell>
        </table:table-row>
        <table:table-row table:style-name="ro1">
          <table:table-cell office:value-type="float" office:value="0.0007" calcext:value-type="float">
            <text:p>0.0007</text:p>
          </table:table-cell>
          <table:table-cell table:formula="of:=[.A4]*9.81 / 1000" office:value-type="float" office:value="0.000006867" calcext:value-type="float">
            <text:p>6.867E-06</text:p>
          </table:table-cell>
          <table:table-cell office:value-type="float" office:value="0.0001" calcext:value-type="float">
            <text:p>0.0001</text:p>
          </table:table-cell>
          <table:table-cell table:formula="of:=[.C4] * 9.81" office:value-type="float" office:value="0.000981" calcext:value-type="float">
            <text:p>0.000981</text:p>
          </table:table-cell>
          <table:table-cell office:value-type="float" office:value="0.202" calcext:value-type="float">
            <text:p>0.202</text:p>
          </table:table-cell>
          <table:table-cell table:formula="of:=[.E4]*[.E4]" office:value-type="float" office:value="0.040804" calcext:value-type="float">
            <text:p>0.040804</text:p>
          </table:table-cell>
          <table:table-cell office:value-type="float" office:value="0.001" calcext:value-type="float">
            <text:p>0.001</text:p>
          </table:table-cell>
          <table:table-cell table:formula="of:=[.F4]*2*([.G4]/[.E4])" office:value-type="float" office:value="0.000404" calcext:value-type="float">
            <text:p>0.000404</text:p>
          </table:table-cell>
        </table:table-row>
        <table:table-row table:style-name="ro1">
          <table:table-cell office:value-type="float" office:value="0.0013" calcext:value-type="float">
            <text:p>0.0013</text:p>
          </table:table-cell>
          <table:table-cell table:formula="of:=[.A5]*9.81 / 1000" office:value-type="float" office:value="0.000012753" calcext:value-type="float">
            <text:p>1.2753E-05</text:p>
          </table:table-cell>
          <table:table-cell office:value-type="float" office:value="0.0001" calcext:value-type="float">
            <text:p>0.0001</text:p>
          </table:table-cell>
          <table:table-cell table:formula="of:=[.C5] * 9.81" office:value-type="float" office:value="0.000981" calcext:value-type="float">
            <text:p>0.000981</text:p>
          </table:table-cell>
          <table:table-cell office:value-type="float" office:value="0.269" calcext:value-type="float">
            <text:p>0.269</text:p>
          </table:table-cell>
          <table:table-cell table:formula="of:=[.E5]*[.E5]" office:value-type="float" office:value="0.072361" calcext:value-type="float">
            <text:p>0.072361</text:p>
          </table:table-cell>
          <table:table-cell office:value-type="float" office:value="0.001" calcext:value-type="float">
            <text:p>0.001</text:p>
          </table:table-cell>
          <table:table-cell table:formula="of:=[.F5]*2*([.G5]/[.E5])" office:value-type="float" office:value="0.000538" calcext:value-type="float">
            <text:p>0.000538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table:formula="of:=[.A6]*9.81 / 1000" office:value-type="float" office:value="0.000020601" calcext:value-type="float">
            <text:p>2.0601E-05</text:p>
          </table:table-cell>
          <table:table-cell office:value-type="float" office:value="0.0001" calcext:value-type="float">
            <text:p>0.0001</text:p>
          </table:table-cell>
          <table:table-cell table:formula="of:=[.C6] * 9.81" office:value-type="float" office:value="0.000981" calcext:value-type="float">
            <text:p>0.000981</text:p>
          </table:table-cell>
          <table:table-cell office:value-type="float" office:value="0.333" calcext:value-type="float">
            <text:p>0.333</text:p>
          </table:table-cell>
          <table:table-cell table:formula="of:=[.E6]*[.E6]" office:value-type="float" office:value="0.110889" calcext:value-type="float">
            <text:p>0.110889</text:p>
          </table:table-cell>
          <table:table-cell office:value-type="float" office:value="0.001" calcext:value-type="float">
            <text:p>0.001</text:p>
          </table:table-cell>
          <table:table-cell table:formula="of:=[.F6]*2*([.G6]/[.E6])" office:value-type="float" office:value="0.000666" calcext:value-type="float">
            <text:p>0.00066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formula="of:=[.A7]*9.81 / 1000" office:value-type="float" office:value="0.00002943" calcext:value-type="float">
            <text:p>2.943E-05</text:p>
          </table:table-cell>
          <table:table-cell office:value-type="float" office:value="0.0001" calcext:value-type="float">
            <text:p>0.0001</text:p>
          </table:table-cell>
          <table:table-cell table:formula="of:=[.C7] * 9.81" office:value-type="float" office:value="0.000981" calcext:value-type="float">
            <text:p>0.000981</text:p>
          </table:table-cell>
          <table:table-cell office:value-type="float" office:value="0.397" calcext:value-type="float">
            <text:p>0.397</text:p>
          </table:table-cell>
          <table:table-cell table:formula="of:=[.E7]*[.E7]" office:value-type="float" office:value="0.157609" calcext:value-type="float">
            <text:p>0.157609</text:p>
          </table:table-cell>
          <table:table-cell office:value-type="float" office:value="0.001" calcext:value-type="float">
            <text:p>0.001</text:p>
          </table:table-cell>
          <table:table-cell table:formula="of:=[.F7]*2*([.G7]/[.E7])" office:value-type="float" office:value="0.000794" calcext:value-type="float">
            <text:p>0.000794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table:formula="of:=[.A8]*9.81 / 1000" office:value-type="float" office:value="0.000041202" calcext:value-type="float">
            <text:p>4.1202E-05</text:p>
          </table:table-cell>
          <table:table-cell office:value-type="float" office:value="0.0001" calcext:value-type="float">
            <text:p>0.0001</text:p>
          </table:table-cell>
          <table:table-cell table:formula="of:=[.C8] * 9.81" office:value-type="float" office:value="0.000981" calcext:value-type="float">
            <text:p>0.000981</text:p>
          </table:table-cell>
          <table:table-cell office:value-type="float" office:value="0.458" calcext:value-type="float">
            <text:p>0.458</text:p>
          </table:table-cell>
          <table:table-cell table:formula="of:=[.E8]*[.E8]" office:value-type="float" office:value="0.209764" calcext:value-type="float">
            <text:p>0.209764</text:p>
          </table:table-cell>
          <table:table-cell office:value-type="float" office:value="0.001" calcext:value-type="float">
            <text:p>0.001</text:p>
          </table:table-cell>
          <table:table-cell table:formula="of:=[.F8]*2*([.G8]/[.E8])" office:value-type="float" office:value="0.000916" calcext:value-type="float">
            <text:p>0.000916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table:formula="of:=[.A9]*9.81 / 1000" office:value-type="float" office:value="0.000051012" calcext:value-type="float">
            <text:p>5.1012E-05</text:p>
          </table:table-cell>
          <table:table-cell office:value-type="float" office:value="0.0001" calcext:value-type="float">
            <text:p>0.0001</text:p>
          </table:table-cell>
          <table:table-cell table:formula="of:=[.C9] * 9.81" office:value-type="float" office:value="0.000981" calcext:value-type="float">
            <text:p>0.000981</text:p>
          </table:table-cell>
          <table:table-cell office:value-type="float" office:value="0.516" calcext:value-type="float">
            <text:p>0.516</text:p>
          </table:table-cell>
          <table:table-cell table:formula="of:=[.E9]*[.E9]" office:value-type="float" office:value="0.266256" calcext:value-type="float">
            <text:p>0.266256</text:p>
          </table:table-cell>
          <table:table-cell office:value-type="float" office:value="0.001" calcext:value-type="float">
            <text:p>0.001</text:p>
          </table:table-cell>
          <table:table-cell table:formula="of:=[.F9]*2*([.G9]/[.E9])" office:value-type="float" office:value="0.001032" calcext:value-type="float">
            <text:p>0.001032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table:formula="of:=[.A10]*9.81 / 1000" office:value-type="float" office:value="0.000061803" calcext:value-type="float">
            <text:p>6.1803E-05</text:p>
          </table:table-cell>
          <table:table-cell office:value-type="float" office:value="0.0001" calcext:value-type="float">
            <text:p>0.0001</text:p>
          </table:table-cell>
          <table:table-cell table:formula="of:=[.C10] * 9.81" office:value-type="float" office:value="0.000981" calcext:value-type="float">
            <text:p>0.000981</text:p>
          </table:table-cell>
          <table:table-cell office:value-type="float" office:value="0.571" calcext:value-type="float">
            <text:p>0.571</text:p>
          </table:table-cell>
          <table:table-cell table:formula="of:=[.E10]*[.E10]" office:value-type="float" office:value="0.326041" calcext:value-type="float">
            <text:p>0.326041</text:p>
          </table:table-cell>
          <table:table-cell office:value-type="float" office:value="0.001" calcext:value-type="float">
            <text:p>0.001</text:p>
          </table:table-cell>
          <table:table-cell table:formula="of:=[.F10]*2*([.G10]/[.E10])" office:value-type="float" office:value="0.001142" calcext:value-type="float">
            <text:p>0.001142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table:formula="of:=[.A11]*9.81 / 1000" office:value-type="float" office:value="0.000073575" calcext:value-type="float">
            <text:p>7.3575E-05</text:p>
          </table:table-cell>
          <table:table-cell office:value-type="float" office:value="0.0001" calcext:value-type="float">
            <text:p>0.0001</text:p>
          </table:table-cell>
          <table:table-cell table:formula="of:=[.C11] * 9.81" office:value-type="float" office:value="0.000981" calcext:value-type="float">
            <text:p>0.000981</text:p>
          </table:table-cell>
          <table:table-cell office:value-type="float" office:value="0.622" calcext:value-type="float">
            <text:p>0.622</text:p>
          </table:table-cell>
          <table:table-cell table:formula="of:=[.E11]*[.E11]" office:value-type="float" office:value="0.386884" calcext:value-type="float">
            <text:p>0.386884</text:p>
          </table:table-cell>
          <table:table-cell office:value-type="float" office:value="0.001" calcext:value-type="float">
            <text:p>0.001</text:p>
          </table:table-cell>
          <table:table-cell table:formula="of:=[.F11]*2*([.G11]/[.E11])" office:value-type="float" office:value="0.001244" calcext:value-type="float">
            <text:p>0.001244</text:p>
          </table:table-cell>
        </table:table-row>
        <table:table-row table:style-name="ro1">
          <table:table-cell office:value-type="float" office:value="0.0086" calcext:value-type="float">
            <text:p>0.0086</text:p>
          </table:table-cell>
          <table:table-cell table:formula="of:=[.A12]*9.81 / 1000" office:value-type="float" office:value="0.000084366" calcext:value-type="float">
            <text:p>8.4366E-05</text:p>
          </table:table-cell>
          <table:table-cell office:value-type="float" office:value="0.0001" calcext:value-type="float">
            <text:p>0.0001</text:p>
          </table:table-cell>
          <table:table-cell table:formula="of:=[.C12] * 9.81" office:value-type="float" office:value="0.000981" calcext:value-type="float">
            <text:p>0.000981</text:p>
          </table:table-cell>
          <table:table-cell office:value-type="float" office:value="0.67" calcext:value-type="float">
            <text:p>0.67</text:p>
          </table:table-cell>
          <table:table-cell table:formula="of:=[.E12]*[.E12]" office:value-type="float" office:value="0.4489" calcext:value-type="float">
            <text:p>0.4489</text:p>
          </table:table-cell>
          <table:table-cell office:value-type="float" office:value="0.001" calcext:value-type="float">
            <text:p>0.001</text:p>
          </table:table-cell>
          <table:table-cell table:formula="of:=[.F12]*2*([.G12]/[.E12])" office:value-type="float" office:value="0.00134" calcext:value-type="float">
            <text:p>0.00134</text:p>
          </table:table-cell>
        </table:table-row>
        <table:table-row table:style-name="ro1">
          <table:table-cell office:value-type="float" office:value="0.0097" calcext:value-type="float">
            <text:p>0.0097</text:p>
          </table:table-cell>
          <table:table-cell table:formula="of:=[.A13]*9.81 / 1000" office:value-type="float" office:value="0.000095157" calcext:value-type="float">
            <text:p>9.5157E-05</text:p>
          </table:table-cell>
          <table:table-cell office:value-type="float" office:value="0.0001" calcext:value-type="float">
            <text:p>0.0001</text:p>
          </table:table-cell>
          <table:table-cell table:formula="of:=[.C13] * 9.81" office:value-type="float" office:value="0.000981" calcext:value-type="float">
            <text:p>0.000981</text:p>
          </table:table-cell>
          <table:table-cell office:value-type="float" office:value="0.713" calcext:value-type="float">
            <text:p>0.713</text:p>
          </table:table-cell>
          <table:table-cell table:formula="of:=[.E13]*[.E13]" office:value-type="float" office:value="0.508369" calcext:value-type="float">
            <text:p>0.508369</text:p>
          </table:table-cell>
          <table:table-cell office:value-type="float" office:value="0.001" calcext:value-type="float">
            <text:p>0.001</text:p>
          </table:table-cell>
          <table:table-cell table:formula="of:=[.F13]*2*([.G13]/[.E13])" office:value-type="float" office:value="0.001426" calcext:value-type="float">
            <text:p>0.001426</text:p>
          </table:table-cell>
        </table:table-row>
        <table:table-row table:style-name="ro1">
          <table:table-cell office:value-type="float" office:value="0.0107" calcext:value-type="float">
            <text:p>0.0107</text:p>
          </table:table-cell>
          <table:table-cell table:formula="of:=[.A14]*9.81 / 1000" office:value-type="float" office:value="0.000104967" calcext:value-type="float">
            <text:p>0.000104967</text:p>
          </table:table-cell>
          <table:table-cell office:value-type="float" office:value="0.0001" calcext:value-type="float">
            <text:p>0.0001</text:p>
          </table:table-cell>
          <table:table-cell table:formula="of:=[.C14] * 9.81" office:value-type="float" office:value="0.000981" calcext:value-type="float">
            <text:p>0.000981</text:p>
          </table:table-cell>
          <table:table-cell office:value-type="float" office:value="0.752" calcext:value-type="float">
            <text:p>0.752</text:p>
          </table:table-cell>
          <table:table-cell table:formula="of:=[.E14]*[.E14]" office:value-type="float" office:value="0.565504" calcext:value-type="float">
            <text:p>0.565504</text:p>
          </table:table-cell>
          <table:table-cell office:value-type="float" office:value="0.001" calcext:value-type="float">
            <text:p>0.001</text:p>
          </table:table-cell>
          <table:table-cell table:formula="of:=[.F14]*2*([.G14]/[.E14])" office:value-type="float" office:value="0.001504" calcext:value-type="float">
            <text:p>0.001504</text:p>
          </table:table-cell>
        </table:table-row>
        <table:table-row table:style-name="ro1">
          <table:table-cell office:value-type="float" office:value="0.0115" calcext:value-type="float">
            <text:p>0.0115</text:p>
          </table:table-cell>
          <table:table-cell table:formula="of:=[.A15]*9.81 / 1000" office:value-type="float" office:value="0.000112815" calcext:value-type="float">
            <text:p>0.000112815</text:p>
          </table:table-cell>
          <table:table-cell office:value-type="float" office:value="0.0001" calcext:value-type="float">
            <text:p>0.0001</text:p>
          </table:table-cell>
          <table:table-cell table:formula="of:=[.C15] * 9.81" office:value-type="float" office:value="0.000981" calcext:value-type="float">
            <text:p>0.000981</text:p>
          </table:table-cell>
          <table:table-cell office:value-type="float" office:value="0.785" calcext:value-type="float">
            <text:p>0.785</text:p>
          </table:table-cell>
          <table:table-cell table:formula="of:=[.E15]*[.E15]" office:value-type="float" office:value="0.616225" calcext:value-type="float">
            <text:p>0.616225</text:p>
          </table:table-cell>
          <table:table-cell office:value-type="float" office:value="0.001" calcext:value-type="float">
            <text:p>0.001</text:p>
          </table:table-cell>
          <table:table-cell table:formula="of:=[.F15]*2*([.G15]/[.E15])"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0.0122" calcext:value-type="float">
            <text:p>0.0122</text:p>
          </table:table-cell>
          <table:table-cell table:formula="of:=[.A16]*9.81 / 1000" office:value-type="float" office:value="0.000119682" calcext:value-type="float">
            <text:p>0.000119682</text:p>
          </table:table-cell>
          <table:table-cell office:value-type="float" office:value="0.0001" calcext:value-type="float">
            <text:p>0.0001</text:p>
          </table:table-cell>
          <table:table-cell table:formula="of:=[.C16] * 9.81" office:value-type="float" office:value="0.000981" calcext:value-type="float">
            <text:p>0.000981</text:p>
          </table:table-cell>
          <table:table-cell office:value-type="float" office:value="0.815" calcext:value-type="float">
            <text:p>0.815</text:p>
          </table:table-cell>
          <table:table-cell table:formula="of:=[.E16]*[.E16]" office:value-type="float" office:value="0.664225" calcext:value-type="float">
            <text:p>0.664225</text:p>
          </table:table-cell>
          <table:table-cell office:value-type="float" office:value="0.001" calcext:value-type="float">
            <text:p>0.001</text:p>
          </table:table-cell>
          <table:table-cell table:formula="of:=[.F16]*2*([.G16]/[.E16])"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table:formula="of:=[.A17]*9.81 / 1000" office:value-type="float" office:value="0.00012753" calcext:value-type="float">
            <text:p>0.00012753</text:p>
          </table:table-cell>
          <table:table-cell office:value-type="float" office:value="0.0001" calcext:value-type="float">
            <text:p>0.0001</text:p>
          </table:table-cell>
          <table:table-cell table:formula="of:=[.C17] * 9.81" office:value-type="float" office:value="0.000981" calcext:value-type="float">
            <text:p>0.000981</text:p>
          </table:table-cell>
          <table:table-cell office:value-type="float" office:value="0.841" calcext:value-type="float">
            <text:p>0.841</text:p>
          </table:table-cell>
          <table:table-cell table:formula="of:=[.E17]*[.E17]" office:value-type="float" office:value="0.707281" calcext:value-type="float">
            <text:p>0.707281</text:p>
          </table:table-cell>
          <table:table-cell office:value-type="float" office:value="0.001" calcext:value-type="float">
            <text:p>0.001</text:p>
          </table:table-cell>
          <table:table-cell table:formula="of:=[.F17]*2*([.G17]/[.E17])" office:value-type="float" office:value="0.001682" calcext:value-type="float">
            <text:p>0.001682</text:p>
          </table:table-cell>
        </table:table-row>
        <table:table-row table:style-name="ro1">
          <table:table-cell office:value-type="float" office:value="0.0137" calcext:value-type="float">
            <text:p>0.0137</text:p>
          </table:table-cell>
          <table:table-cell table:formula="of:=[.A18]*9.81 / 1000" office:value-type="float" office:value="0.000134397" calcext:value-type="float">
            <text:p>0.000134397</text:p>
          </table:table-cell>
          <table:table-cell office:value-type="float" office:value="0.0001" calcext:value-type="float">
            <text:p>0.0001</text:p>
          </table:table-cell>
          <table:table-cell table:formula="of:=[.C18] * 9.81" office:value-type="float" office:value="0.000981" calcext:value-type="float">
            <text:p>0.000981</text:p>
          </table:table-cell>
          <table:table-cell office:value-type="float" office:value="0.865" calcext:value-type="float">
            <text:p>0.865</text:p>
          </table:table-cell>
          <table:table-cell table:formula="of:=[.E18]*[.E18]" office:value-type="float" office:value="0.748225" calcext:value-type="float">
            <text:p>0.748225</text:p>
          </table:table-cell>
          <table:table-cell office:value-type="float" office:value="0.001" calcext:value-type="float">
            <text:p>0.001</text:p>
          </table:table-cell>
          <table:table-cell table:formula="of:=[.F18]*2*([.G18]/[.E18])" office:value-type="float" office:value="0.00173" calcext:value-type="float">
            <text:p>0.00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6:09:09.224954639</meta:creation-date>
    <dc:date>2019-10-11T16:36:36.632381243</dc:date>
    <meta:editing-duration>PT17M17S</meta:editing-duration>
    <meta:editing-cycles>1</meta:editing-cycles>
    <meta:document-statistic meta:table-count="1" meta:cell-count="144" meta:object-count="0"/>
    <meta:generator>LibreOffice/6.0.6.2$MacOSX_X86_64 LibreOffice_project/0c292870b25a325b5ed35f6b45599d2ea4458e77</meta:generator>
  </office:meta>
</office:document-meta>
</file>